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fo:font-weight="bold" style:font-size-asian="14pt" style:font-weight-asian="bold" style:font-size-complex="14pt"/>
    </style:style>
    <style:style style:name="P2" style:family="paragraph" style:parent-style-name="Compact">
      <style:paragraph-properties fo:margin-top="0.0075in" fo:margin-bottom="0.0075in" style:contextual-spacing="false" fo:text-align="start" style:justify-single-word="false"/>
      <style:text-properties fo:font-size="8pt" officeooo:paragraph-rsid="0021dd74" style:font-size-asian="12pt" style:font-size-complex="12pt"/>
    </style:style>
    <style:style style:name="P3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paragraph-rsid="0021dd74" style:font-size-asian="12pt" style:font-size-complex="12pt"/>
    </style:style>
    <style:style style:name="P4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style:font-size-asian="12pt" style:font-size-complex="12pt"/>
    </style:style>
    <style:style style:name="P5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style:font-size-asian="12pt" style:font-size-complex="12pt"/>
    </style:style>
    <style:style style:name="P6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style:font-size-asian="12pt" style:font-size-complex="12pt"/>
    </style:style>
    <style:style style:name="P7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1da55e" style:font-size-asian="12pt" style:font-size-complex="12pt"/>
    </style:style>
    <style:style style:name="P8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57697e" style:font-size-asian="12pt" style:font-size-complex="12pt"/>
    </style:style>
    <style:style style:name="P9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paragraph-rsid="0057697e" style:font-size-asian="12pt" style:font-size-complex="12pt"/>
    </style:style>
    <style:style style:name="P10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paragraph-rsid="0057697e" style:font-size-asian="12pt" style:font-size-complex="12pt"/>
    </style:style>
    <style:style style:name="P11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1b49ec" style:font-size-asian="12pt" style:font-size-complex="12pt"/>
    </style:style>
    <style:style style:name="P12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1ae4a9" style:font-size-asian="12pt" style:font-size-complex="12pt"/>
    </style:style>
    <style:style style:name="P13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paragraph-rsid="001ae4a9" style:font-size-asian="12pt" style:font-size-complex="12pt"/>
    </style:style>
    <style:style style:name="P14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paragraph-rsid="001ae4a9" style:font-size-asian="12pt" style:font-size-complex="12pt"/>
    </style:style>
    <style:style style:name="P15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5ee9af" style:font-size-asian="12pt" style:font-size-complex="12pt"/>
    </style:style>
    <style:style style:name="P16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paragraph-rsid="005ee9af" style:font-size-asian="12pt" style:font-size-complex="12pt"/>
    </style:style>
    <style:style style:name="P17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paragraph-rsid="005ee9af" style:font-size-asian="12pt" style:font-size-complex="12pt"/>
    </style:style>
    <style:style style:name="P18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paragraph-rsid="001c4700" style:font-size-asian="12pt" style:font-size-complex="12pt"/>
    </style:style>
    <style:style style:name="P19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paragraph-rsid="006b9a0f" style:font-size-asian="12pt" style:font-size-complex="12pt"/>
    </style:style>
    <style:style style:name="P20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333af8" style:font-size-asian="12pt" style:font-size-complex="12pt"/>
    </style:style>
    <style:style style:name="P21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333af8" style:font-size-asian="12pt" style:font-size-complex="12pt"/>
    </style:style>
    <style:style style:name="P22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486ce0" style:font-size-asian="12pt" style:font-size-complex="12pt"/>
    </style:style>
    <style:style style:name="P23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52457f" style:font-size-asian="12pt" style:font-size-complex="12pt"/>
    </style:style>
    <style:style style:name="P24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7f3996" style:font-size-asian="12pt" style:font-size-complex="12pt"/>
    </style:style>
    <style:style style:name="P25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83b14e" style:font-size-asian="12pt" style:font-size-complex="12pt"/>
    </style:style>
    <style:style style:name="P26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8fcb81" style:font-size-asian="12pt" style:font-size-complex="12pt"/>
    </style:style>
    <style:style style:name="P27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27a2cf" officeooo:paragraph-rsid="0027a2cf" style:font-size-asian="12pt" style:font-size-complex="12pt"/>
    </style:style>
    <style:style style:name="P28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27a2cf" officeooo:paragraph-rsid="0057697e" style:font-size-asian="12pt" style:font-size-complex="12pt"/>
    </style:style>
    <style:style style:name="P29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rsid="007f82fc" officeooo:paragraph-rsid="007f82fc" style:font-size-asian="12pt" style:font-size-complex="12pt"/>
    </style:style>
    <style:style style:name="P30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7f82fc" officeooo:paragraph-rsid="007f82fc" style:font-size-asian="12pt" style:font-size-complex="12pt"/>
    </style:style>
    <style:style style:name="P31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f82fc" officeooo:paragraph-rsid="007f82fc" style:font-size-asian="12pt" style:font-size-complex="12pt"/>
    </style:style>
    <style:style style:name="P32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4cfebe" style:font-size-asian="12pt" style:font-size-complex="12pt"/>
    </style:style>
    <style:style style:name="P33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4cfebe" style:font-size-asian="12pt" style:font-size-complex="12pt"/>
    </style:style>
    <style:style style:name="P34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5665bc" style:font-size-asian="12pt" style:font-size-complex="12pt"/>
    </style:style>
    <style:style style:name="P35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5665bc" style:font-size-asian="12pt" style:font-size-complex="12pt"/>
    </style:style>
    <style:style style:name="P36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5ee9af" officeooo:paragraph-rsid="005ee9af" style:font-size-asian="12pt" style:font-size-complex="12pt"/>
    </style:style>
    <style:style style:name="P37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8778f5" officeooo:paragraph-rsid="008778f5" style:font-size-asian="12pt" style:font-size-complex="12pt"/>
    </style:style>
    <style:style style:name="P38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57697e" officeooo:paragraph-rsid="00593648" style:font-size-asian="12pt" style:font-size-complex="12pt"/>
    </style:style>
    <style:style style:name="P39" style:family="paragraph" style:parent-style-name="Text_20_body">
      <style:paragraph-properties fo:margin-top="0.0075in" fo:margin-bottom="0.0075in" style:contextual-spacing="false" fo:text-align="justify" style:justify-single-word="false"/>
      <style:text-properties fo:font-size="8pt" officeooo:paragraph-rsid="0057697e" style:font-size-asian="12pt" style:font-size-complex="12pt"/>
    </style:style>
    <style:style style:name="P40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593648" officeooo:paragraph-rsid="00593648" style:font-size-asian="12pt" style:font-size-complex="12pt"/>
    </style:style>
    <style:style style:name="P41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2cb5c4" officeooo:paragraph-rsid="005ee9af" style:font-size-asian="12pt" style:font-size-complex="12pt"/>
    </style:style>
    <style:style style:name="P42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6fe8f1" officeooo:paragraph-rsid="006fe8f1" style:font-size-asian="12pt" style:font-size-complex="12pt"/>
    </style:style>
    <style:style style:name="P43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199ea" officeooo:paragraph-rsid="007199ea" style:font-size-asian="12pt" style:font-size-complex="12pt"/>
    </style:style>
    <style:style style:name="P44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20a42" officeooo:paragraph-rsid="00720a42" style:font-size-asian="12pt" style:font-size-complex="12pt"/>
    </style:style>
    <style:style style:name="P45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20c39" officeooo:paragraph-rsid="00720c39" style:font-size-asian="12pt" style:font-size-complex="12pt"/>
    </style:style>
    <style:style style:name="P46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8pt" officeooo:paragraph-rsid="004e65dd" style:font-size-asian="14pt" style:font-size-complex="14pt"/>
    </style:style>
    <style:style style:name="P47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style:font-size-asian="14pt" style:font-size-complex="14pt"/>
    </style:style>
    <style:style style:name="P48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2cb5c4" officeooo:paragraph-rsid="002cb5c4" style:font-size-asian="14pt" style:font-size-complex="14pt"/>
    </style:style>
    <style:style style:name="P49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2f0228" officeooo:paragraph-rsid="002f0228" style:font-size-asian="14pt" style:font-size-complex="14pt"/>
    </style:style>
    <style:style style:name="P50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2b46b" officeooo:paragraph-rsid="0072b46b" style:font-size-asian="14pt" style:font-size-complex="14pt"/>
    </style:style>
    <style:style style:name="P51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742f52" officeooo:paragraph-rsid="00742f52" style:font-size-asian="14pt" style:font-size-complex="14pt"/>
    </style:style>
    <style:style style:name="P52" style:family="paragraph" style:parent-style-name="Source_20_Code">
      <style:paragraph-properties fo:margin-top="0.0075in" fo:margin-bottom="0.0075in" style:contextual-spacing="false" fo:text-align="start" style:justify-single-word="false"/>
      <style:text-properties officeooo:paragraph-rsid="005ee9af"/>
    </style:style>
    <style:style style:name="P53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paragraph-rsid="007f2608"/>
    </style:style>
    <style:style style:name="P54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rsid="00486ce0" officeooo:paragraph-rsid="00486ce0" style:font-size-asian="14pt" style:font-size-complex="14pt"/>
    </style:style>
    <style:style style:name="P55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rsid="00486ce0" officeooo:paragraph-rsid="005ee9af" style:font-size-asian="14pt" style:font-size-complex="14pt"/>
    </style:style>
    <style:style style:name="P56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rsid="00486ce0" officeooo:paragraph-rsid="007f3996" style:font-size-asian="14pt" style:font-size-complex="14pt"/>
    </style:style>
    <style:style style:name="P57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paragraph-rsid="0076762c" style:font-size-asian="14pt" style:font-size-complex="14pt"/>
    </style:style>
    <style:style style:name="P58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rsid="0076762c" officeooo:paragraph-rsid="0076762c" style:font-size-asian="14pt" style:font-size-complex="14pt"/>
    </style:style>
    <style:style style:name="P59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c9211e" loext:opacity="100%" fo:font-size="8pt" officeooo:paragraph-rsid="0057697e" style:font-size-asian="12pt" style:font-size-complex="12pt"/>
    </style:style>
    <style:style style:name="P60" style:family="paragraph" style:parent-style-name="Heading_20_2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33af8" officeooo:paragraph-rsid="00486ce0" style:font-size-asian="12pt" style:font-size-complex="12pt"/>
    </style:style>
    <style:style style:name="P61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33af8" officeooo:paragraph-rsid="00486ce0" style:font-size-asian="12pt" style:font-size-complex="12pt"/>
    </style:style>
    <style:style style:name="P62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33af8" officeooo:paragraph-rsid="007f3996" style:font-size-asian="12pt" style:font-size-complex="12pt"/>
    </style:style>
    <style:style style:name="P63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33af8" officeooo:paragraph-rsid="0083b14e" style:font-size-asian="12pt" style:font-size-complex="12pt"/>
    </style:style>
    <style:style style:name="P64" style:family="paragraph" style:parent-style-name="Source_20_Code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ee9af" officeooo:paragraph-rsid="005ee9af" style:font-size-asian="12pt" style:font-size-complex="12pt"/>
    </style:style>
    <style:style style:name="P65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ee9af" officeooo:paragraph-rsid="005ee9af" style:font-size-asian="12pt" style:font-size-complex="12pt"/>
    </style:style>
    <style:style style:name="P66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7a587" officeooo:paragraph-rsid="004cfebe" style:font-size-asian="12pt" style:font-size-complex="12pt"/>
    </style:style>
    <style:style style:name="P67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37a587" officeooo:paragraph-rsid="005665bc" style:font-size-asian="12pt" style:font-size-complex="12pt"/>
    </style:style>
    <style:style style:name="P68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4fe99e" officeooo:paragraph-rsid="004fe99e" style:font-size-asian="12pt" style:font-size-complex="12pt"/>
    </style:style>
    <style:style style:name="P69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4047f" officeooo:paragraph-rsid="0054047f" style:font-size-asian="12pt" style:font-size-complex="12pt"/>
    </style:style>
    <style:style style:name="P70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4047f" officeooo:paragraph-rsid="0057697e" style:font-size-asian="12pt" style:font-size-complex="12pt"/>
    </style:style>
    <style:style style:name="P71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665bc" officeooo:paragraph-rsid="005665bc" style:font-size-asian="12pt" style:font-size-complex="12pt"/>
    </style:style>
    <style:style style:name="P72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5baea6" officeooo:paragraph-rsid="005baea6" style:font-size-asian="12pt" style:font-size-complex="12pt"/>
    </style:style>
    <style:style style:name="P73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61fe26" officeooo:paragraph-rsid="0076762c" style:font-size-asian="12pt" style:font-size-complex="12pt"/>
    </style:style>
    <style:style style:name="P74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8778f5" officeooo:paragraph-rsid="008778f5" style:font-size-asian="12pt" style:font-size-complex="12pt"/>
    </style:style>
    <style:style style:name="P75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883140" officeooo:paragraph-rsid="00883140" style:font-size-asian="12pt" style:font-size-complex="12pt"/>
    </style:style>
    <style:style style:name="P76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officeooo:rsid="0088e1d7" officeooo:paragraph-rsid="008a6508" style:font-size-asian="12pt" style:font-size-complex="12pt"/>
    </style:style>
    <style:style style:name="P77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fo:font-weight="bold" officeooo:rsid="0088e1d7" officeooo:paragraph-rsid="008a6508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fo:font-weight="bold" officeooo:rsid="008ae5c6" officeooo:paragraph-rsid="008ae5c6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fo:font-weight="bold" officeooo:rsid="00333af8" officeooo:paragraph-rsid="008fcb81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10pt" officeooo:rsid="00486ce0" officeooo:paragraph-rsid="00486ce0" style:font-size-asian="14pt" style:font-size-complex="14pt"/>
    </style:style>
    <style:style style:name="P81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6762c" officeooo:paragraph-rsid="007713aa" style:font-name-asian="Cambria1" style:font-size-asian="12pt" style:font-weight-asian="normal" style:font-name-complex="DejaVu Sans" style:font-size-complex="12pt" style:font-weight-complex="normal"/>
    </style:style>
    <style:style style:name="P82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6762c" officeooo:paragraph-rsid="007b2af6" style:font-name-asian="Cambria1" style:font-size-asian="12pt" style:font-weight-asian="normal" style:font-name-complex="DejaVu Sans" style:font-size-complex="12pt" style:font-weight-complex="normal"/>
    </style:style>
    <style:style style:name="P83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713aa" officeooo:paragraph-rsid="0077d1d9" style:font-name-asian="Cambria1" style:font-size-asian="12pt" style:font-weight-asian="normal" style:font-name-complex="DejaVu Sans" style:font-size-complex="12pt" style:font-weight-complex="normal"/>
    </style:style>
    <style:style style:name="P84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713aa" officeooo:paragraph-rsid="0077d1d9" style:font-name-asian="Cambria1" style:font-size-asian="12pt" style:font-weight-asian="normal" style:font-name-complex="DejaVu Sans" style:font-size-complex="12pt" style:font-weight-complex="normal"/>
    </style:style>
    <style:style style:name="P85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713aa" officeooo:paragraph-rsid="007713aa" style:font-name-asian="Cambria1" style:font-size-asian="12pt" style:font-weight-asian="normal" style:font-name-complex="DejaVu Sans" style:font-size-complex="12pt" style:font-weight-complex="normal"/>
    </style:style>
    <style:style style:name="P86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7d1d9" officeooo:paragraph-rsid="0077d1d9" style:font-name-asian="Cambria1" style:font-size-asian="12pt" style:font-weight-asian="normal" style:font-name-complex="DejaVu Sans" style:font-size-complex="12pt" style:font-weight-complex="normal"/>
    </style:style>
    <style:style style:name="P87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61fe26" officeooo:paragraph-rsid="007af666" style:font-name-asian="Cambria1" style:font-size-asian="12pt" style:font-weight-asian="normal" style:font-name-complex="DejaVu Sans" style:font-size-complex="12pt" style:font-weight-complex="normal"/>
    </style:style>
    <style:style style:name="P88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b764c" officeooo:paragraph-rsid="007b764c" style:font-name-asian="Cambria1" style:font-size-asian="12pt" style:font-weight-asian="normal" style:font-name-complex="DejaVu Sans" style:font-size-complex="12pt" style:font-weight-complex="normal"/>
    </style:style>
    <style:style style:name="P89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d3dad" officeooo:paragraph-rsid="007d3dad" style:font-name-asian="Cambria1" style:font-size-asian="12pt" style:font-weight-asian="normal" style:font-name-complex="DejaVu Sans" style:font-size-complex="12pt" style:font-weight-complex="normal"/>
    </style:style>
    <style:style style:name="P90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weight="normal" officeooo:rsid="007f2608" officeooo:paragraph-rsid="007f2608" style:font-name-asian="Cambria1" style:font-size-asian="12pt" style:font-weight-asian="normal" style:font-name-complex="DejaVu Sans" style:font-size-complex="12pt" style:font-weight-complex="normal"/>
    </style:style>
    <style:style style:name="P91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style:font-name="Calibri" fo:font-size="8pt" fo:font-style="italic" fo:font-weight="normal" officeooo:rsid="0077d1d9" officeooo:paragraph-rsid="0077d1d9" style:font-name-asian="Cambria1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P92" style:family="paragraph" style:parent-style-name="Text_20_body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paragraph-rsid="004e0813" style:font-name-asian="Cambria1" style:font-size-asian="12pt" style:font-weight-asian="bold" style:font-name-complex="DejaVu Sans" style:font-size-complex="12pt" style:font-weight-complex="bold"/>
    </style:style>
    <style:style style:name="P93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37a587" officeooo:paragraph-rsid="0081010f" style:font-name-asian="Cambria1" style:font-size-asian="12pt" style:font-weight-asian="bold" style:font-name-complex="DejaVu Sans" style:font-size-complex="12pt" style:font-weight-complex="bold"/>
    </style:style>
    <style:style style:name="P94" style:family="paragraph" style:parent-style-name="Text_20_body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37a587" officeooo:paragraph-rsid="0054047f" style:font-name-asian="Cambria1" style:font-size-asian="12pt" style:font-weight-asian="bold" style:font-name-complex="DejaVu Sans" style:font-size-complex="12pt" style:font-weight-complex="bold"/>
    </style:style>
    <style:style style:name="P95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68db67" officeooo:paragraph-rsid="007713aa" style:font-name-asian="Cambria1" style:font-size-asian="12pt" style:font-weight-asian="bold" style:font-name-complex="DejaVu Sans" style:font-size-complex="12pt" style:font-weight-complex="bold"/>
    </style:style>
    <style:style style:name="P96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77d1d9" officeooo:paragraph-rsid="0077d1d9" style:font-name-asian="Cambria1" style:font-size-asian="12pt" style:font-weight-asian="bold" style:font-name-complex="DejaVu Sans" style:font-size-complex="12pt" style:font-weight-complex="bold"/>
    </style:style>
    <style:style style:name="P97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7b2af6" officeooo:paragraph-rsid="007b2af6" style:font-name-asian="Cambria1" style:font-size-asian="12pt" style:font-weight-asian="bold" style:font-name-complex="DejaVu Sans" style:font-size-complex="12pt" style:font-weight-complex="bold"/>
    </style:style>
    <style:style style:name="P98" style:family="paragraph" style:parent-style-name="Heading_20_3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7f2608" officeooo:paragraph-rsid="007f2608" style:font-name-asian="Cambria1" style:font-size-asian="12pt" style:font-weight-asian="bold" style:font-name-complex="DejaVu Sans" style:font-size-complex="12pt" style:font-weight-complex="bold"/>
    </style:style>
    <style:style style:name="P99" style:family="paragraph" style:parent-style-name="Text_20_body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593648" officeooo:paragraph-rsid="00593648" style:font-name-asian="Cambria1" style:font-size-asian="12pt" style:font-weight-asian="bold" style:font-name-complex="DejaVu Sans" style:font-size-complex="12pt" style:font-weight-complex="bold"/>
    </style:style>
    <style:style style:name="P100" style:family="paragraph" style:parent-style-name="Text_20_body">
      <style:paragraph-properties fo:margin-top="0.0075in" fo:margin-bottom="0.0075in" style:contextual-spacing="false" fo:text-align="start" style:justify-single-word="false"/>
      <style:text-properties fo:color="#4f81bd" loext:opacity="100%" style:font-name="Calibri" fo:font-size="8pt" fo:font-weight="bold" officeooo:rsid="005d97b1" officeooo:paragraph-rsid="005d97b1" style:font-name-asian="Cambria1" style:font-size-asian="12pt" style:font-weight-asian="bold" style:font-name-complex="DejaVu Sans" style:font-size-complex="12pt" style:font-weight-complex="bold"/>
    </style:style>
    <style:style style:name="P101" style:family="paragraph" style:parent-style-name="Text_20_body">
      <style:paragraph-properties fo:margin-top="0.0075in" fo:margin-bottom="0.0075in" style:contextual-spacing="false" fo:text-align="start" style:justify-single-word="false"/>
      <style:text-properties fo:color="#4f81bd" loext:opacity="100%" fo:font-size="8pt" officeooo:rsid="0037a587" officeooo:paragraph-rsid="004fe99e" style:font-size-asian="12pt" style:font-size-complex="12pt"/>
    </style:style>
    <style:style style:name="P102" style:family="paragraph" style:parent-style-name="First_20_Paragraph">
      <style:paragraph-properties fo:margin-top="0.0075in" fo:margin-bottom="0.0075in" style:contextual-spacing="false" fo:text-align="start" style:justify-single-word="false"/>
      <style:text-properties fo:font-size="4pt" officeooo:paragraph-rsid="005ee9af" style:font-size-asian="6pt" style:font-size-complex="6pt"/>
    </style:style>
    <style:style style:name="P103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1fe26" officeooo:paragraph-rsid="0061fe26"/>
    </style:style>
    <style:style style:name="P104" style:family="paragraph" style:parent-style-name="Heading_20_3">
      <style:paragraph-properties fo:margin-top="0.0075in" fo:margin-bottom="0.0075in" style:contextual-spacing="false" fo:text-align="start" style:justify-single-word="false"/>
      <style:text-properties officeooo:rsid="0061fe26" officeooo:paragraph-rsid="00669644"/>
    </style:style>
    <style:style style:name="P105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1fe26" officeooo:paragraph-rsid="00669644"/>
    </style:style>
    <style:style style:name="P106" style:family="paragraph" style:parent-style-name="Heading_20_3">
      <style:paragraph-properties fo:margin-top="0.0075in" fo:margin-bottom="0.0075in" style:contextual-spacing="false" fo:text-align="start" style:justify-single-word="false"/>
      <style:text-properties officeooo:rsid="0061fe26" officeooo:paragraph-rsid="0068db67"/>
    </style:style>
    <style:style style:name="P107" style:family="paragraph" style:parent-style-name="Heading_20_3">
      <style:paragraph-properties fo:margin-top="0.0075in" fo:margin-bottom="0.0075in" style:contextual-spacing="false" fo:text-align="start" style:justify-single-word="false"/>
      <style:text-properties officeooo:rsid="0061fe26" officeooo:paragraph-rsid="007af666"/>
    </style:style>
    <style:style style:name="P108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1fe26" officeooo:paragraph-rsid="00653569"/>
    </style:style>
    <style:style style:name="P109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53569" officeooo:paragraph-rsid="00653569"/>
    </style:style>
    <style:style style:name="P110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69644" officeooo:paragraph-rsid="00669644"/>
    </style:style>
    <style:style style:name="P111" style:family="paragraph" style:parent-style-name="Text_20_body">
      <style:paragraph-properties fo:margin-top="0.0075in" fo:margin-bottom="0.0075in" style:contextual-spacing="false" fo:text-align="start" style:justify-single-word="false"/>
      <style:text-properties officeooo:rsid="006759ac" officeooo:paragraph-rsid="006759ac"/>
    </style:style>
    <style:style style:name="P112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tyle="normal" officeooo:rsid="006a31cc" officeooo:paragraph-rsid="006a31cc" style:font-style-asian="normal" style:font-style-complex="normal"/>
    </style:style>
    <style:style style:name="P113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tyle="normal" officeooo:rsid="006abff5" officeooo:paragraph-rsid="006abff5" style:font-style-asian="normal" style:font-style-complex="normal"/>
    </style:style>
    <style:style style:name="P114" style:family="paragraph" style:parent-style-name="Heading_20_2">
      <style:paragraph-properties fo:margin-top="0.0075in" fo:margin-bottom="0.0075in" style:contextual-spacing="false" fo:text-align="start" style:justify-single-word="false"/>
      <style:text-properties fo:font-size="10pt" officeooo:paragraph-rsid="004cfebe" style:font-size-asian="14pt" style:font-size-complex="14pt"/>
    </style:style>
    <style:style style:name="P115" style:family="paragraph" style:parent-style-name="Heading_20_2">
      <style:paragraph-properties fo:margin-top="0.0075in" fo:margin-bottom="0.0075in" style:contextual-spacing="false" fo:text-align="start" style:justify-single-word="false"/>
    </style:style>
    <style:style style:name="P116" style:family="paragraph" style:parent-style-name="Heading_20_2">
      <style:paragraph-properties fo:margin-top="0.0075in" fo:margin-bottom="0.0075in" style:contextual-spacing="false" fo:text-align="start" style:justify-single-word="false"/>
      <style:text-properties fo:color="#c9211e" loext:opacity="100%" fo:font-size="10pt" officeooo:rsid="00939392" officeooo:paragraph-rsid="00939392" style:font-size-asian="14pt" style:font-size-complex="14pt"/>
    </style:style>
    <style:style style:name="P117" style:family="paragraph" style:parent-style-name="Heading_20_2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939392" style:font-size-asian="12pt" style:font-size-complex="12pt"/>
    </style:style>
    <style:style style:name="P118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61fe26" officeooo:paragraph-rsid="005ee9af" style:font-size-asian="12pt" style:font-size-complex="12pt"/>
    </style:style>
    <style:style style:name="P119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61fe26" officeooo:paragraph-rsid="0061fe26" style:font-size-asian="12pt" style:font-size-complex="12pt"/>
    </style:style>
    <style:style style:name="P120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83b14e" officeooo:paragraph-rsid="0083b14e" style:font-size-asian="12pt" style:font-size-complex="12pt"/>
    </style:style>
    <style:style style:name="P121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4cfebe" style:font-size-asian="12pt" style:font-size-complex="12pt"/>
    </style:style>
    <style:style style:name="P122" style:family="paragraph" style:parent-style-name="Heading_20_3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939392" style:font-size-asian="12pt" style:font-size-complex="12pt"/>
    </style:style>
    <style:style style:name="P123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653569" officeooo:paragraph-rsid="00653569" style:font-size-asian="12pt" style:font-size-complex="12pt"/>
    </style:style>
    <style:style style:name="P124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68db67" officeooo:paragraph-rsid="0068db67" style:font-size-asian="12pt" style:font-size-complex="12pt"/>
    </style:style>
    <style:style style:name="P125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7a587" officeooo:paragraph-rsid="004cfebe" style:font-size-asian="12pt" style:font-size-complex="12pt"/>
    </style:style>
    <style:style style:name="P126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4cfebe" style:font-size-asian="12pt" style:font-size-complex="12pt"/>
    </style:style>
    <style:style style:name="P127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52457f" style:font-size-asian="12pt" style:font-size-complex="12pt"/>
    </style:style>
    <style:style style:name="P128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officeooo:rsid="00333af8" officeooo:paragraph-rsid="00939392" style:font-size-asian="12pt" style:font-size-complex="12pt"/>
    </style:style>
    <style:style style:name="P129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fo:font-style="italic" officeooo:rsid="006759ac" officeooo:paragraph-rsid="006759ac" style:font-size-asian="12pt" style:font-style-asian="italic" style:font-size-complex="12pt" style:font-style-complex="italic"/>
    </style:style>
    <style:style style:name="P130" style:family="paragraph" style:parent-style-name="Text_20_body">
      <style:paragraph-properties fo:margin-top="0.0075in" fo:margin-bottom="0.0075in" style:contextual-spacing="false" fo:text-align="start" style:justify-single-word="false"/>
      <style:text-properties fo:font-size="8pt" fo:font-weight="bold" officeooo:rsid="00333af8" officeooo:paragraph-rsid="004cfebe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fo:font-weight="normal" officeooo:rsid="008ae5c6" officeooo:paragraph-rsid="008ae5c6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.0075in" fo:margin-bottom="0.0075in" style:contextual-spacing="false" fo:text-align="start" style:justify-single-word="false"/>
      <style:text-properties style:use-window-font-color="true" loext:opacity="0%" fo:font-size="8pt" fo:font-weight="normal" officeooo:rsid="008fcb81" officeooo:paragraph-rsid="008fcb8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2cf" style:font-weight-asian="bold" style:font-weight-complex="bold"/>
    </style:style>
    <style:style style:name="T4" style:family="text">
      <style:text-properties fo:font-weight="bold" officeooo:rsid="0039b8d2" style:font-weight-asian="bold" style:font-weight-complex="bold"/>
    </style:style>
    <style:style style:name="T5" style:family="text">
      <style:text-properties fo:font-weight="bold" officeooo:rsid="003f9b3f" style:font-weight-asian="bold" style:font-weight-complex="bold"/>
    </style:style>
    <style:style style:name="T6" style:family="text">
      <style:text-properties fo:font-weight="bold" officeooo:rsid="00593648" style:font-weight-asian="bold" style:font-weight-complex="bold"/>
    </style:style>
    <style:style style:name="T7" style:family="text">
      <style:text-properties fo:font-weight="bold" officeooo:rsid="00333af8" style:font-weight-asian="bold" style:font-weight-complex="bold"/>
    </style:style>
    <style:style style:name="T8" style:family="text">
      <style:text-properties fo:font-weight="bold" officeooo:rsid="0076762c" style:font-weight-asian="bold" style:font-weight-complex="bold"/>
    </style:style>
    <style:style style:name="T9" style:family="text">
      <style:text-properties fo:font-weight="bold" officeooo:rsid="0077d1d9" style:font-weight-asian="bold" style:font-weight-complex="bold"/>
    </style:style>
    <style:style style:name="T10" style:family="text">
      <style:text-properties fo:font-weight="bold" officeooo:rsid="00669644" style:font-weight-asian="bold" style:font-weight-complex="bold"/>
    </style:style>
    <style:style style:name="T11" style:family="text">
      <style:text-properties fo:font-weight="bold" officeooo:rsid="007b2af6" style:font-weight-asian="bold" style:font-weight-complex="bold"/>
    </style:style>
    <style:style style:name="T12" style:family="text">
      <style:text-properties fo:font-weight="bold" officeooo:rsid="008a6508" style:font-weight-asian="bold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6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1ae4a9"/>
    </style:style>
    <style:style style:name="T17" style:family="text">
      <style:text-properties officeooo:rsid="001b49ec"/>
    </style:style>
    <style:style style:name="T18" style:family="text">
      <style:text-properties officeooo:rsid="001c4700"/>
    </style:style>
    <style:style style:name="T19" style:family="text">
      <style:text-properties officeooo:rsid="001f5d43"/>
    </style:style>
    <style:style style:name="T20" style:family="text">
      <style:text-properties officeooo:rsid="00213349"/>
    </style:style>
    <style:style style:name="T21" style:family="text">
      <style:text-properties officeooo:rsid="0021dd74"/>
    </style:style>
    <style:style style:name="T22" style:family="text">
      <style:text-properties fo:font-size="4pt" style:font-size-asian="6pt" style:font-size-complex="6pt"/>
    </style:style>
    <style:style style:name="T23" style:family="text">
      <style:text-properties officeooo:rsid="0027a2cf"/>
    </style:style>
    <style:style style:name="T24" style:family="text">
      <style:text-properties officeooo:rsid="0029356d"/>
    </style:style>
    <style:style style:name="T25" style:family="text">
      <style:text-properties officeooo:rsid="002aaff3"/>
    </style:style>
    <style:style style:name="T26" style:family="text">
      <style:text-properties officeooo:rsid="002b72f7"/>
    </style:style>
    <style:style style:name="T27" style:family="text">
      <style:text-properties officeooo:rsid="002eaceb"/>
    </style:style>
    <style:style style:name="T28" style:family="text">
      <style:text-properties officeooo:rsid="0031edad"/>
    </style:style>
    <style:style style:name="T29" style:family="text">
      <style:text-properties officeooo:rsid="00333af8"/>
    </style:style>
    <style:style style:name="T30" style:family="text">
      <style:text-properties style:font-size-asian="8pt" style:font-size-complex="8pt"/>
    </style:style>
    <style:style style:name="T31" style:family="text">
      <style:text-properties officeooo:rsid="0037a587"/>
    </style:style>
    <style:style style:name="T32" style:family="text">
      <style:text-properties officeooo:rsid="00384b6e"/>
    </style:style>
    <style:style style:name="T33" style:family="text">
      <style:text-properties officeooo:rsid="003a820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8a6508" style:font-weight-asian="normal" style:font-weight-complex="normal"/>
    </style:style>
    <style:style style:name="T36" style:family="text">
      <style:text-properties fo:font-weight="normal" officeooo:rsid="008e3a21" style:font-weight-asian="normal" style:font-weight-complex="normal"/>
    </style:style>
    <style:style style:name="T37" style:family="text">
      <style:text-properties fo:font-weight="normal" officeooo:rsid="008fcb81" style:font-weight-asian="normal" style:font-weight-complex="normal"/>
    </style:style>
    <style:style style:name="T38" style:family="text">
      <style:text-properties officeooo:rsid="003bad66"/>
    </style:style>
    <style:style style:name="T39" style:family="text">
      <style:text-properties officeooo:rsid="003f9b3f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0486ce0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fo:font-weight="normal" officeooo:rsid="0059c66e" style:font-weight-asian="normal" style:font-weight-complex="normal"/>
    </style:style>
    <style:style style:name="T45" style:family="text">
      <style:text-properties style:use-window-font-color="true" loext:opacity="0%" officeooo:rsid="00532e22"/>
    </style:style>
    <style:style style:name="T46" style:family="text">
      <style:text-properties style:use-window-font-color="true" loext:opacity="0%" fo:font-weight="bold" style:font-weight-asian="bold"/>
    </style:style>
    <style:style style:name="T47" style:family="text">
      <style:text-properties style:use-window-font-color="true" loext:opacity="0%" officeooo:rsid="005d97b1"/>
    </style:style>
    <style:style style:name="T48" style:family="text">
      <style:text-properties style:use-window-font-color="true" loext:opacity="0%" officeooo:rsid="003a820a"/>
    </style:style>
    <style:style style:name="T49" style:family="text">
      <style:text-properties style:use-window-font-color="true" loext:opacity="0%" officeooo:rsid="00530e77"/>
    </style:style>
    <style:style style:name="T50" style:family="text">
      <style:text-properties officeooo:rsid="00530e77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style:font-name="Calibri" fo:font-size="8pt" fo:font-style="normal" style:text-underline-style="none" fo:font-weight="normal" officeooo:rsid="007f2608" style:text-blinking="false" fo:background-color="transparent" loext:char-shading-value="0" style:font-name-asian="Cambria1" style:font-size-asian="12pt" style:font-weight-asian="normal" style:font-name-complex="DejaVu Sans" style:font-size-complex="12pt" style:font-weight-complex="normal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font-name="Calibri" fo:font-size="8pt" fo:font-style="normal" style:text-underline-style="none" fo:font-weight="bold" officeooo:rsid="007f2608" style:text-blinking="false" fo:background-color="transparent" loext:char-shading-value="0" style:font-name-asian="Cambria1" style:font-size-asian="12pt" style:font-weight-asian="bold" style:font-name-complex="DejaVu Sans" style:font-size-complex="12pt" style:font-weight-complex="bold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font-name="Calibri" fo:font-size="8pt" fo:letter-spacing="normal" fo:font-style="normal" style:text-underline-style="none" fo:font-weight="normal" style:text-blinking="false" fo:background-color="transparent" loext:char-shading-value="0" style:font-name-asian="Cambria1" style:font-size-asian="12pt" style:font-weight-asian="normal" style:font-name-complex="DejaVu Sans" style:font-size-complex="12pt" style:font-weight-complex="normal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font-name="Calibri" fo:font-size="8pt" fo:letter-spacing="normal" fo:font-style="normal" style:text-underline-style="none" fo:font-weight="normal" officeooo:rsid="007f2608" style:text-blinking="false" fo:background-color="transparent" loext:char-shading-value="0" style:font-name-asian="Cambria1" style:font-size-asian="12pt" style:font-weight-asian="normal" style:font-name-complex="DejaVu Sans" style:font-size-complex="12pt" style:font-weight-complex="normal"/>
    </style:style>
    <style:style style:name="T55" style:family="text">
      <style:text-properties style:font-name="Calibri" fo:font-weight="bold" style:font-name-asian="Cambria1" style:font-weight-asian="bold" style:font-name-complex="DejaVu Sans" style:font-weight-complex="bold"/>
    </style:style>
    <style:style style:name="T56" style:family="text">
      <style:text-properties style:font-name="Calibri" fo:font-weight="bold" officeooo:rsid="005665bc" style:font-name-asian="Cambria1" style:font-weight-asian="bold" style:font-name-complex="DejaVu Sans" style:font-weight-complex="bold"/>
    </style:style>
    <style:style style:name="T57" style:family="text">
      <style:text-properties fo:font-size="8pt" style:font-size-asian="12pt" style:font-size-complex="12pt"/>
    </style:style>
    <style:style style:name="T58" style:family="text">
      <style:text-properties fo:font-size="8pt" officeooo:rsid="00653569" style:font-size-asian="12pt" style:font-size-complex="12pt"/>
    </style:style>
    <style:style style:name="T59" style:family="text">
      <style:text-properties fo:font-size="8pt" officeooo:rsid="00669644" style:font-size-asian="12pt" style:font-size-complex="12pt"/>
    </style:style>
    <style:style style:name="T60" style:family="text">
      <style:text-properties fo:font-size="8pt" officeooo:rsid="0068db67" style:font-size-asian="12pt" style:font-size-complex="12pt"/>
    </style:style>
    <style:style style:name="T61" style:family="text">
      <style:text-properties fo:font-size="8pt" fo:font-weight="bold" style:font-size-asian="12pt" style:font-weight-asian="bold" style:font-size-complex="12pt" style:font-weight-complex="bold"/>
    </style:style>
    <style:style style:name="T62" style:family="text">
      <style:text-properties fo:font-size="8pt" fo:font-weight="bold" officeooo:rsid="00669644" style:font-size-asian="12pt" style:font-weight-asian="bold" style:font-size-complex="12pt" style:font-weight-complex="bold"/>
    </style:style>
    <style:style style:name="T63" style:family="text">
      <style:text-properties officeooo:rsid="005baea6"/>
    </style:style>
    <style:style style:name="T64" style:family="text">
      <style:text-properties officeooo:rsid="00669644"/>
    </style:style>
    <style:style style:name="T65" style:family="text">
      <style:text-properties officeooo:rsid="006cc27b"/>
    </style:style>
    <style:style style:name="T66" style:family="text">
      <style:text-properties officeooo:rsid="00747aef"/>
    </style:style>
    <style:style style:name="T67" style:family="text">
      <style:text-properties officeooo:rsid="0076762c"/>
    </style:style>
    <style:style style:name="T68" style:family="text">
      <style:text-properties officeooo:rsid="007713aa"/>
    </style:style>
    <style:style style:name="T69" style:family="text">
      <style:text-properties officeooo:rsid="0077d1d9"/>
    </style:style>
    <style:style style:name="T70" style:family="text">
      <style:text-properties officeooo:rsid="007f82fc"/>
    </style:style>
    <style:style style:name="T71" style:family="text">
      <style:text-properties officeooo:rsid="0083b14e"/>
    </style:style>
    <style:style style:name="T72" style:family="text">
      <style:text-properties officeooo:rsid="008a6508"/>
    </style:style>
    <style:style style:name="T73" style:family="text">
      <style:text-properties officeooo:rsid="008d4ead"/>
    </style:style>
    <style:style style:name="T74" style:family="text">
      <style:text-properties officeooo:rsid="005d97b1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2"><text:span text:style-name="T41">Architecture</text:span></text:h>
      <text:p text:style-name="P92">Cloud Costs</text:p>
      <text:p text:style-name="P126"><text:span text:style-name="T2">Total Cost of Ownership (TCO):</text:span><text:span text:style-name="T5">(</text:span>CAPEX<text:span text:style-name="T39">)+</text:span>(OPEX)</text:p>
      <text:p text:style-name="P126"><text:span text:style-name="T2">Capital Expenditures (CAPEX): </text:span>Investments in fixed assets with future benefits. Includes acquisition of fixed/intangible assets, asset repairs, and improvements. Not deductible in the fiscal year paid; must be capitalized.</text:p>
      <text:p text:style-name="P130">Operational Expenditures (OPEX)</text:p>
      <text:p text:style-name="P126">Ongoing costs for operating a product, business, or system. Includes licensing fees, maintenance, legal fees, utilities, property management.</text:p>
      <text:h text:style-name="P116" text:outline-level="2">Flutter Web</text:h>
      <text:h text:style-name="P23" text:outline-level="3">Edge-Cloud Technology</text:h>
      <text:p text:style-name="P127"><text:span text:style-name="T33">(1)</text:span>Processing data near the network edge, closer to IoT devices.<text:span text:style-name="T50">(limit traffic IoT &lt;=&gt; CLD)</text:span> <text:span text:style-name="T33">(2)</text:span>Relieves the cloud, limits traffic, <text:span text:style-name="T42">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Progressive Web Apps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State Management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Stream / RealTime / Capteurs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7" text:outline-level="2"><text:span text:style-name="T42"/></text:h>
      <text:h text:style-name="P116" text:outline-level="2">Flutter Web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Context Awareness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Capteurs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Storage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6" text:outline-level="2">Test Utilisateurs</text:h>
      <text:h text:style-name="P122" text:outline-level="3">Edge-Cloud Technology</text:h>
      <text:p text:style-name="P128"><text:span text:style-name="T48">(1)</text:span><text:span text:style-name="T42">Processing data near the network edge, closer to IoT devices.</text:span><text:span text:style-name="T49">(limit traffic IoT &lt;=&gt; CLD)</text:span><text:span text:style-name="T42"> </text:span><text:span text:style-name="T48">(2)</text:span><text:span text:style-name="T42">Relieves the cloud, limits traffic, makes decisions near IoT devices, enhances security </text:span><text:span text:style-name="T43">(3)Challenges</text:span><text:span text:style-name="T42">: Balancing data retention at the edge vs. central cloud processing. (4)Edge-Cloud Concept: Combines acting</text:span><text:span text:style-name="T45">(edge action)</text:span><text:span text:style-name="T42">, deciding</text:span><text:span text:style-name="T45">(decision making distributed depending complexity)</text:span><text:span text:style-name="T42">, and learning processes.</text:span></text:p>
      <text:h text:style-name="P115" text:outline-level="2"><text:span text:style-name="T2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loext:num-list-format="%1%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loext:num-list-format="%2%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loext:num-list-format="%4%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loext:num-list-format="%6%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loext:num-list-format="%8%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2244in" fo:margin-bottom="0.4602in" fo:margin-left="0.4602in" fo:margin-right="0.460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9:19:54</meta:creation-date>
    <dc:date>2024-06-19T16:09:22.148160680</dc:date>
    <meta:generator>LibreOffice/24.2.3.2$Linux_X86_64 LibreOffice_project/420$Build-2</meta:generator>
    <meta:editing-duration>P2DT5H52M16S</meta:editing-duration>
    <meta:editing-cycles>88</meta:editing-cycles>
    <meta:document-statistic meta:table-count="0" meta:image-count="0" meta:object-count="0" meta:page-count="1" meta:paragraph-count="33" meta:word-count="546" meta:character-count="4394" meta:non-whitespace-character-count="3881"/>
    <meta:user-defined meta:name="AppVersion">12.0000</meta:user-defined>
    <meta:template xlink:type="simple" xlink:actuate="onRequest" xlink:title="Normal.dotm" xlink:href=""/>
  </office:meta>
</office:document-meta>
</file>